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692cm" fo:min-width="3.741cm" fo:padding-top="0.095cm" fo:padding-bottom="0.095cm" fo:padding-left="0.22cm" fo:padding-right="0.22cm" fo:wrap-option="no-wrap" draw:shadow="hidden" draw:shadow-offset-x="0.2cm" draw:shadow-offset-y="0.2cm" draw:shadow-color="#808080"/>
    </style:style>
    <style:style style:name="gr4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graphic-properties draw:stroke="none" svg:stroke-color="#000000" draw:fill="none" draw:fill-color="#ffffff" fo:min-height="0.712cm"/>
    </style:style>
    <style:style style:name="gr6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graphic-properties draw:marker-end="Arrow" draw:marker-end-width="0.3cm" draw:fill="none" draw:textarea-vertical-align="middle"/>
    </style:style>
    <style:style style:name="gr170" style:family="graphic" style:parent-style-name="objectwithoutfill">
      <style:graphic-properties draw:fill="none" draw:textarea-vertical-align="middle"/>
    </style:style>
    <style:style style:name="gr1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graphic-properties draw:stroke="none" svg:stroke-color="#000000" draw:fill="none" draw:fill-color="#ffffff" fo:min-height="1.423cm"/>
    </style:style>
    <style:style style:name="gr1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ffffff"/>
      <style:text-properties fo:font-weight="normal" style:font-weight-asian="normal" style:font-weight-complex="normal"/>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weight="normal" style:font-weight-asian="normal" style:font-weight-complex="normal"/>
    </style:style>
    <style:style style:name="T1"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 draw:text-style-name="P1" draw:layer="layout" svg:width="0.621cm" svg:height="0.489cm" svg:x="5.478cm" svg:y="8.66cm" svg:viewBox="0 0 622 490" svg:d="M0 490c155 0 622-131 622-261 0-131-226-229-339-229 0 98-283 359-283 490z">
            <text:p/>
          </draw:path>
          <draw:g>
            <draw:polygon draw:style-name="gr2" draw:text-style-name="P2" draw:layer="layout" svg:width="1.695cm" svg:height="2.286cm" svg:x="3.783cm" svg:y="6.863cm" svg:viewBox="0 0 1696 2287" draw:points="0,1307 0,0 1696,980 1696,2287">
              <text:p/>
            </draw:polygon>
            <draw:line draw:style-name="gr3" draw:text-style-name="P3" draw:layer="layout" svg:x1="3.783cm" svg:y1="7.843cm" svg:x2="5.479cm" svg:y2="8.823cm">
              <text:p/>
            </draw:line>
            <draw:line draw:style-name="gr4" draw:text-style-name="P3" draw:layer="layout" svg:x1="3.783cm" svg:y1="7.517cm" svg:x2="5.479cm" svg:y2="8.497cm">
              <text:p/>
            </draw:line>
            <draw:line draw:style-name="gr5" draw:text-style-name="P3" draw:layer="layout" svg:x1="3.783cm" svg:y1="7.19cm" svg:x2="5.479cm" svg:y2="8.17cm">
              <text:p/>
            </draw:line>
            <draw:line draw:style-name="gr6" draw:text-style-name="P3" draw:layer="layout" svg:x1="4.348cm" svg:y1="7.843cm" svg:x2="4.348cm" svg:y2="8.17cm">
              <text:p/>
            </draw:line>
            <draw:line draw:style-name="gr7" draw:text-style-name="P3" draw:layer="layout" svg:x1="4.913cm" svg:y1="7.517cm" svg:x2="4.913cm" svg:y2="7.844cm">
              <text:p/>
            </draw:line>
            <draw:line draw:style-name="gr8" draw:text-style-name="P3" draw:layer="layout" svg:x1="5.196cm" svg:y1="8.66cm" svg:x2="5.196cm" svg:y2="8.987cm">
              <text:p/>
            </draw:line>
            <draw:line draw:style-name="gr9" draw:text-style-name="P3" draw:layer="layout" svg:x1="4.631cm" svg:y1="8.333cm" svg:x2="4.631cm" svg:y2="8.66cm">
              <text:p/>
            </draw:line>
            <draw:line draw:style-name="gr10" draw:text-style-name="P3" draw:layer="layout" svg:x1="4.066cm" svg:y1="8.007cm" svg:x2="4.066cm" svg:y2="8.334cm">
              <text:p/>
            </draw:line>
            <draw:line draw:style-name="gr11" draw:text-style-name="P3" draw:layer="layout" svg:x1="4.348cm" svg:y1="7.19cm" svg:x2="4.348cm" svg:y2="7.517cm">
              <text:p/>
            </draw:line>
            <draw:line draw:style-name="gr12" draw:text-style-name="P3" draw:layer="layout" svg:x1="4.631cm" svg:y1="7.68cm" svg:x2="4.631cm" svg:y2="8.007cm">
              <text:p/>
            </draw:line>
            <draw:line draw:style-name="gr13" draw:text-style-name="P3" draw:layer="layout" svg:x1="4.913cm" svg:y1="8.17cm" svg:x2="4.913cm" svg:y2="8.497cm">
              <text:p/>
            </draw:line>
            <draw:line draw:style-name="gr14" draw:text-style-name="P3" draw:layer="layout" svg:x1="5.196cm" svg:y1="8.007cm" svg:x2="5.196cm" svg:y2="8.334cm">
              <text:p/>
            </draw:line>
            <draw:line draw:style-name="gr15" draw:text-style-name="P3" draw:layer="layout" svg:x1="4.066cm" svg:y1="7.353cm" svg:x2="4.066cm" svg:y2="7.68cm">
              <text:p/>
            </draw:line>
            <draw:polygon draw:style-name="gr16" draw:text-style-name="P4" draw:layer="layout" svg:width="0.282cm" svg:height="1.469cm" svg:x="5.478cm" svg:y="7.68cm" svg:viewBox="0 0 283 1470" draw:points="0,1470 0,163 283,0 283,1307">
              <text:p/>
            </draw:polygon>
            <draw:polygon draw:style-name="gr17" draw:text-style-name="P5" draw:layer="layout" svg:width="1.977cm" svg:height="1.142cm" svg:x="3.783cm" svg:y="6.7cm" svg:viewBox="0 0 1978 1143" draw:points="1696,1143 0,163 283,0 1978,980">
              <text:p/>
            </draw:polygon>
            <draw:line draw:style-name="gr18" draw:text-style-name="P3" draw:layer="layout" svg:x1="4.913cm" svg:y1="7.516cm" svg:x2="5.196cm" svg:y2="7.353cm">
              <text:p/>
            </draw:line>
            <draw:line draw:style-name="gr19" draw:text-style-name="P3" draw:layer="layout" svg:x1="5.478cm" svg:y1="8.17cm" svg:x2="5.761cm" svg:y2="8.007cm">
              <text:p/>
            </draw:line>
            <draw:line draw:style-name="gr20" draw:text-style-name="P3" draw:layer="layout" svg:x1="5.478cm" svg:y1="8.496cm" svg:x2="5.761cm" svg:y2="8.333cm">
              <text:p/>
            </draw:line>
            <draw:line draw:style-name="gr21" draw:text-style-name="P3" draw:layer="layout" svg:x1="5.478cm" svg:y1="8.823cm" svg:x2="5.761cm" svg:y2="8.66cm">
              <text:p/>
            </draw:line>
            <draw:line draw:style-name="gr22" draw:text-style-name="P3" draw:layer="layout" svg:x1="4.348cm" svg:y1="7.19cm" svg:x2="4.631cm" svg:y2="7.027cm">
              <text:p/>
            </draw:line>
            <draw:polygon draw:style-name="gr23" draw:text-style-name="P6" draw:layer="layout" svg:width="1.977cm" svg:height="2.449cm" svg:x="3.783cm" svg:y="6.7cm" svg:viewBox="0 0 1978 2450" draw:points="283,0 1978,980 1978,2287 1696,2450 0,1470 0,163">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4" draw:text-style-name="P1" draw:layer="layout" svg:width="0.621cm" svg:height="0.489cm" svg:x="10.395cm" svg:y="15.36cm" svg:viewBox="0 0 622 490" svg:d="M0 490c155 0 622-131 622-261 0-131-226-229-339-229 0 98-283 359-283 490z">
            <text:p/>
          </draw:path>
          <draw:g>
            <draw:polygon draw:style-name="gr25" draw:text-style-name="P2" draw:layer="layout" svg:width="1.695cm" svg:height="2.286cm" svg:x="8.7cm" svg:y="13.563cm" svg:viewBox="0 0 1696 2287" draw:points="0,1307 0,0 1696,980 1696,2287">
              <text:p/>
            </draw:polygon>
            <draw:line draw:style-name="gr26" draw:text-style-name="P3" draw:layer="layout" svg:x1="8.7cm" svg:y1="14.543cm" svg:x2="10.396cm" svg:y2="15.523cm">
              <text:p/>
            </draw:line>
            <draw:line draw:style-name="gr27" draw:text-style-name="P3" draw:layer="layout" svg:x1="8.7cm" svg:y1="14.217cm" svg:x2="10.396cm" svg:y2="15.197cm">
              <text:p/>
            </draw:line>
            <draw:line draw:style-name="gr28" draw:text-style-name="P3" draw:layer="layout" svg:x1="8.7cm" svg:y1="13.89cm" svg:x2="10.396cm" svg:y2="14.87cm">
              <text:p/>
            </draw:line>
            <draw:line draw:style-name="gr29" draw:text-style-name="P3" draw:layer="layout" svg:x1="9.265cm" svg:y1="14.543cm" svg:x2="9.265cm" svg:y2="14.87cm">
              <text:p/>
            </draw:line>
            <draw:line draw:style-name="gr30" draw:text-style-name="P3" draw:layer="layout" svg:x1="9.83cm" svg:y1="14.217cm" svg:x2="9.83cm" svg:y2="14.544cm">
              <text:p/>
            </draw:line>
            <draw:line draw:style-name="gr31" draw:text-style-name="P3" draw:layer="layout" svg:x1="10.113cm" svg:y1="15.36cm" svg:x2="10.113cm" svg:y2="15.687cm">
              <text:p/>
            </draw:line>
            <draw:line draw:style-name="gr32" draw:text-style-name="P3" draw:layer="layout" svg:x1="9.548cm" svg:y1="15.033cm" svg:x2="9.548cm" svg:y2="15.36cm">
              <text:p/>
            </draw:line>
            <draw:line draw:style-name="gr33" draw:text-style-name="P3" draw:layer="layout" svg:x1="8.983cm" svg:y1="14.707cm" svg:x2="8.983cm" svg:y2="15.034cm">
              <text:p/>
            </draw:line>
            <draw:line draw:style-name="gr34" draw:text-style-name="P3" draw:layer="layout" svg:x1="9.265cm" svg:y1="13.89cm" svg:x2="9.265cm" svg:y2="14.217cm">
              <text:p/>
            </draw:line>
            <draw:line draw:style-name="gr35" draw:text-style-name="P3" draw:layer="layout" svg:x1="9.548cm" svg:y1="14.38cm" svg:x2="9.548cm" svg:y2="14.707cm">
              <text:p/>
            </draw:line>
            <draw:line draw:style-name="gr36" draw:text-style-name="P3" draw:layer="layout" svg:x1="9.83cm" svg:y1="14.87cm" svg:x2="9.83cm" svg:y2="15.197cm">
              <text:p/>
            </draw:line>
            <draw:line draw:style-name="gr37" draw:text-style-name="P3" draw:layer="layout" svg:x1="10.113cm" svg:y1="14.707cm" svg:x2="10.113cm" svg:y2="15.034cm">
              <text:p/>
            </draw:line>
            <draw:line draw:style-name="gr38" draw:text-style-name="P3" draw:layer="layout" svg:x1="8.983cm" svg:y1="14.053cm" svg:x2="8.983cm" svg:y2="14.38cm">
              <text:p/>
            </draw:line>
            <draw:polygon draw:style-name="gr39" draw:text-style-name="P4" draw:layer="layout" svg:width="0.282cm" svg:height="1.469cm" svg:x="10.395cm" svg:y="14.38cm" svg:viewBox="0 0 283 1470" draw:points="0,1470 0,163 283,0 283,1307">
              <text:p/>
            </draw:polygon>
            <draw:polygon draw:style-name="gr40" draw:text-style-name="P5" draw:layer="layout" svg:width="1.977cm" svg:height="1.142cm" svg:x="8.7cm" svg:y="13.4cm" svg:viewBox="0 0 1978 1143" draw:points="1696,1143 0,163 283,0 1978,980">
              <text:p/>
            </draw:polygon>
            <draw:line draw:style-name="gr41" draw:text-style-name="P3" draw:layer="layout" svg:x1="9.83cm" svg:y1="14.216cm" svg:x2="10.113cm" svg:y2="14.053cm">
              <text:p/>
            </draw:line>
            <draw:line draw:style-name="gr42" draw:text-style-name="P3" draw:layer="layout" svg:x1="10.395cm" svg:y1="14.87cm" svg:x2="10.678cm" svg:y2="14.707cm">
              <text:p/>
            </draw:line>
            <draw:line draw:style-name="gr43" draw:text-style-name="P3" draw:layer="layout" svg:x1="10.395cm" svg:y1="15.196cm" svg:x2="10.678cm" svg:y2="15.033cm">
              <text:p/>
            </draw:line>
            <draw:line draw:style-name="gr44" draw:text-style-name="P3" draw:layer="layout" svg:x1="10.395cm" svg:y1="15.523cm" svg:x2="10.678cm" svg:y2="15.36cm">
              <text:p/>
            </draw:line>
            <draw:line draw:style-name="gr45" draw:text-style-name="P3" draw:layer="layout" svg:x1="9.265cm" svg:y1="13.89cm" svg:x2="9.548cm" svg:y2="13.727cm">
              <text:p/>
            </draw:line>
            <draw:polygon draw:style-name="gr46" draw:text-style-name="P6" draw:layer="layout" svg:width="1.977cm" svg:height="2.449cm" svg:x="8.7cm" svg:y="13.4cm" svg:viewBox="0 0 1978 2450" draw:points="283,0 1978,980 1978,2287 1696,2450 0,1470 0,163">
              <text:p/>
            </draw:polygon>
          </draw:g>
        </draw:g>
        <draw:custom-shape draw:style-name="gr47" draw:text-style-name="P8" draw:layer="layout" svg:width="6.4cm" svg:height="2.9cm" svg:x="1.7cm" svg:y="1.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SUSE Customer Cent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8" draw:text-style-name="P1" draw:layer="layout" svg:width="2.015cm" svg:height="1.375cm" svg:x="4.284cm" svg:y="14.211cm" svg:viewBox="0 0 2016 1376" svg:d="M0 1376c571 0 1466-434 1851-721 386-286 0-655-194-655z">
            <text:p/>
          </draw:path>
          <draw:g>
            <draw:polygon draw:style-name="gr49" draw:text-style-name="P9" draw:layer="layout" svg:width="1.169cm" svg:height="3.406cm" svg:x="3.114cm" svg:y="12.18cm" svg:viewBox="0 0 1170 3407" draw:points="0,2621 0,0 1170,786 1170,3407">
              <text:p/>
            </draw:polygon>
            <draw:polygon draw:style-name="gr50" draw:text-style-name="P10" draw:layer="layout" svg:width="1.656cm" svg:height="3.734cm" svg:x="4.284cm" svg:y="11.852cm" svg:viewBox="0 0 1657 3735" draw:points="0,3735 0,1114 1657,0 1657,2621">
              <text:p/>
            </draw:polygon>
            <draw:polygon draw:style-name="gr51" draw:text-style-name="P11" draw:layer="layout" svg:width="2.826cm" svg:height="1.899cm" svg:x="3.114cm" svg:y="11.066cm" svg:viewBox="0 0 2827 1900" draw:points="1170,1900 0,1114 1657,0 2827,786">
              <text:p/>
            </draw:polygon>
            <draw:polygon draw:style-name="gr52" draw:text-style-name="P6" draw:layer="layout" svg:width="2.826cm" svg:height="4.52cm" svg:x="3.114cm" svg:y="11.066cm" svg:viewBox="0 0 2827 4521" draw:points="0,3735 0,1114 1657,0 2827,786 2827,3407 1170,4521">
              <text:p/>
            </draw:polygon>
            <draw:line draw:style-name="gr53" draw:text-style-name="P3" draw:layer="layout" svg:x1="4.089cm" svg:y1="14.932cm" svg:x2="3.309cm" svg:y2="14.408cm">
              <text:p/>
            </draw:line>
            <draw:line draw:style-name="gr54" draw:text-style-name="P3" draw:layer="layout" svg:x1="4.089cm" svg:y1="15.194cm" svg:x2="3.309cm" svg:y2="14.67cm">
              <text:p/>
            </draw:line>
            <draw:line draw:style-name="gr55" draw:text-style-name="P3" draw:layer="layout" svg:x1="4.089cm" svg:y1="15.063cm" svg:x2="3.309cm" svg:y2="14.539cm">
              <text:p/>
            </draw:line>
            <draw:polyline draw:style-name="gr56" draw:text-style-name="P3" draw:layer="layout" svg:width="0.973cm" svg:height="0.785cm" svg:x="3.211cm" svg:y="12.573cm" svg:viewBox="0 0 974 786" draw:points="974,786 0,131 0,0">
              <text:p/>
            </draw:polyline>
            <draw:polyline draw:style-name="gr57" draw:text-style-name="P3" draw:layer="layout" svg:width="0.956cm" svg:height="0.788cm" svg:x="3.228cm" svg:y="12.57cm" svg:viewBox="0 0 957 789" draw:points="957,789 957,658 0,0">
              <text:p/>
            </draw:polyline>
            <draw:polygon draw:style-name="gr58" draw:text-style-name="P12" draw:layer="layout" svg:width="0.113cm" svg:height="0.23cm" svg:x="3.572cm" svg:y="13.881cm" svg:viewBox="0 0 114 231" draw:points="0,154 0,0 114,77 114,231">
              <text:p/>
            </draw:polygon>
            <draw:line draw:style-name="gr59" draw:text-style-name="P3" draw:layer="layout" svg:x1="4.089cm" svg:y1="14.801cm" svg:x2="3.309cm" svg:y2="14.277cm">
              <text:p/>
            </draw:line>
          </draw:g>
          <draw:frame draw:style-name="gr60" draw:text-style-name="P13" draw:layer="layout" svg:width="5cm" svg:height="0.962cm" svg:x="2.2cm" svg:y="16.027cm">
            <draw:text-box>
              <text:p><text:span text:style-name="T2">SUSE Manager</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1" draw:text-style-name="P1" draw:layer="layout" svg:width="1.834cm" svg:height="1.244cm" svg:x="14.374cm" svg:y="5.681cm" svg:viewBox="0 0 1835 1245" svg:d="M2 1245c152 0 1833-774 1833-1010 0-235-237-235-389-235 0 101-1500 505-1444 1245z">
            <text:p/>
          </draw:path>
          <draw:g>
            <draw:polygon draw:style-name="gr62" draw:text-style-name="P9" draw:layer="layout" svg:width="1.943cm" svg:height="1.849cm" svg:x="12.32cm" svg:y="5.008cm" svg:viewBox="0 0 1944 1850" draw:points="0,673 0,0 1944,1178 1944,1850">
              <text:p/>
            </draw:polygon>
            <draw:polygon draw:style-name="gr63" draw:text-style-name="P10" draw:layer="layout" svg:width="1.665cm" svg:height="1.681cm" svg:x="14.264cm" svg:y="5.177cm" svg:viewBox="0 0 1666 1682" draw:points="0,1682 0,1009 1666,0 1666,673">
              <text:p/>
            </draw:polygon>
            <draw:polygon draw:style-name="gr64" draw:text-style-name="P11" draw:layer="layout" svg:width="3.61cm" svg:height="2.186cm" svg:x="12.32cm" svg:y="3.999cm" svg:viewBox="0 0 3611 2187" draw:points="1944,2187 0,1009 1666,0 3611,1178">
              <text:p/>
            </draw:polygon>
            <draw:line draw:style-name="gr65" draw:text-style-name="P3" draw:layer="layout" svg:x1="12.987cm" svg:y1="5.546cm" svg:x2="12.987cm" svg:y2="5.95cm">
              <text:p/>
            </draw:line>
            <draw:line draw:style-name="gr66" draw:text-style-name="P3" draw:layer="layout" svg:x1="14.209cm" svg:y1="6.408cm" svg:x2="13.32cm" svg:y2="5.87cm">
              <text:p/>
            </draw:line>
            <draw:line draw:style-name="gr67" draw:text-style-name="P3" draw:layer="layout" svg:x1="13.315cm" svg:y1="5.748cm" svg:x2="13.315cm" svg:y2="5.883cm">
              <text:p/>
            </draw:line>
            <draw:line draw:style-name="gr68" draw:text-style-name="P3" draw:layer="layout" svg:x1="14.204cm" svg:y1="6.287cm" svg:x2="14.204cm" svg:y2="6.422cm">
              <text:p/>
            </draw:line>
            <draw:line draw:style-name="gr69" draw:text-style-name="P3" draw:layer="layout" svg:x1="14.204cm" svg:y1="6.286cm" svg:x2="13.315cm" svg:y2="5.748cm">
              <text:p/>
            </draw:line>
            <draw:polygon draw:style-name="gr70" draw:text-style-name="P12" draw:layer="layout" svg:width="0.11cm" svg:height="0.201cm" svg:x="13.098cm" svg:y="5.614cm" svg:viewBox="0 0 111 202" draw:points="0,135 0,0 111,67 111,202">
              <text:p/>
            </draw:polygon>
            <draw:line draw:style-name="gr71" draw:text-style-name="P3" draw:layer="layout" svg:x1="12.876cm" svg:y1="5.479cm" svg:x2="12.876cm" svg:y2="5.883cm">
              <text:p/>
            </draw:line>
            <draw:line draw:style-name="gr72" draw:text-style-name="P3" draw:layer="layout" svg:x1="12.765cm" svg:y1="5.412cm" svg:x2="12.765cm" svg:y2="5.816cm">
              <text:p/>
            </draw:line>
            <draw:line draw:style-name="gr73" draw:text-style-name="P3" draw:layer="layout" svg:x1="12.654cm" svg:y1="5.345cm" svg:x2="12.654cm" svg:y2="5.749cm">
              <text:p/>
            </draw:line>
            <draw:line draw:style-name="gr74" draw:text-style-name="P3" draw:layer="layout" svg:x1="12.542cm" svg:y1="5.277cm" svg:x2="12.542cm" svg:y2="5.681cm">
              <text:p/>
            </draw:line>
            <draw:line draw:style-name="gr75" draw:text-style-name="P3" draw:layer="layout" svg:x1="12.431cm" svg:y1="5.21cm" svg:x2="12.431cm" svg:y2="5.614cm">
              <text:p/>
            </draw:line>
            <draw:polygon draw:style-name="gr76" draw:text-style-name="P9" draw:layer="layout" svg:width="0.11cm" svg:height="0.739cm" svg:x="12.209cm" svg:y="4.941cm" svg:viewBox="0 0 111 740" draw:points="0,673 0,0 111,67 111,740">
              <text:p/>
            </draw:polygon>
            <draw:polygon draw:style-name="gr77" draw:text-style-name="P9" draw:layer="layout" svg:width="0.11cm" svg:height="0.739cm" svg:x="14.264cm" svg:y="6.186cm" svg:viewBox="0 0 111 740" draw:points="0,673 0,0 111,67 111,740">
              <text:p/>
            </draw:polygon>
            <draw:polygon draw:style-name="gr78" draw:text-style-name="P6" draw:layer="layout" svg:width="3.721cm" svg:height="2.926cm" svg:x="12.209cm" svg:y="3.99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9" draw:text-style-name="P1" draw:layer="layout" svg:width="1.834cm" svg:height="1.244cm" svg:x="14.365cm" svg:y="4.282cm" svg:viewBox="0 0 1835 1245" svg:d="M2 1245c152 0 1833-774 1833-1010 0-235-237-235-389-235 0 101-1500 505-1444 1245z">
            <text:p/>
          </draw:path>
          <draw:g>
            <draw:polygon draw:style-name="gr80" draw:text-style-name="P9" draw:layer="layout" svg:width="1.943cm" svg:height="1.849cm" svg:x="12.311cm" svg:y="3.609cm" svg:viewBox="0 0 1944 1850" draw:points="0,673 0,0 1944,1178 1944,1850">
              <text:p/>
            </draw:polygon>
            <draw:polygon draw:style-name="gr81" draw:text-style-name="P10" draw:layer="layout" svg:width="1.665cm" svg:height="1.681cm" svg:x="14.255cm" svg:y="3.778cm" svg:viewBox="0 0 1666 1682" draw:points="0,1682 0,1009 1666,0 1666,673">
              <text:p/>
            </draw:polygon>
            <draw:polygon draw:style-name="gr82" draw:text-style-name="P11" draw:layer="layout" svg:width="3.61cm" svg:height="2.186cm" svg:x="12.311cm" svg:y="2.6cm" svg:viewBox="0 0 3611 2187" draw:points="1944,2187 0,1009 1666,0 3611,1178">
              <text:p/>
            </draw:polygon>
            <draw:line draw:style-name="gr83" draw:text-style-name="P3" draw:layer="layout" svg:x1="12.978cm" svg:y1="4.147cm" svg:x2="12.978cm" svg:y2="4.551cm">
              <text:p/>
            </draw:line>
            <draw:line draw:style-name="gr84" draw:text-style-name="P3" draw:layer="layout" svg:x1="14.2cm" svg:y1="5.009cm" svg:x2="13.311cm" svg:y2="4.471cm">
              <text:p/>
            </draw:line>
            <draw:line draw:style-name="gr85" draw:text-style-name="P3" draw:layer="layout" svg:x1="13.306cm" svg:y1="4.349cm" svg:x2="13.306cm" svg:y2="4.484cm">
              <text:p/>
            </draw:line>
            <draw:line draw:style-name="gr86" draw:text-style-name="P3" draw:layer="layout" svg:x1="14.195cm" svg:y1="4.888cm" svg:x2="14.195cm" svg:y2="5.023cm">
              <text:p/>
            </draw:line>
            <draw:line draw:style-name="gr87" draw:text-style-name="P3" draw:layer="layout" svg:x1="14.195cm" svg:y1="4.887cm" svg:x2="13.306cm" svg:y2="4.349cm">
              <text:p/>
            </draw:line>
            <draw:polygon draw:style-name="gr88" draw:text-style-name="P12" draw:layer="layout" svg:width="0.11cm" svg:height="0.201cm" svg:x="13.089cm" svg:y="4.215cm" svg:viewBox="0 0 111 202" draw:points="0,135 0,0 111,67 111,202">
              <text:p/>
            </draw:polygon>
            <draw:line draw:style-name="gr89" draw:text-style-name="P3" draw:layer="layout" svg:x1="12.867cm" svg:y1="4.08cm" svg:x2="12.867cm" svg:y2="4.484cm">
              <text:p/>
            </draw:line>
            <draw:line draw:style-name="gr90" draw:text-style-name="P3" draw:layer="layout" svg:x1="12.756cm" svg:y1="4.013cm" svg:x2="12.756cm" svg:y2="4.417cm">
              <text:p/>
            </draw:line>
            <draw:line draw:style-name="gr91" draw:text-style-name="P3" draw:layer="layout" svg:x1="12.645cm" svg:y1="3.946cm" svg:x2="12.645cm" svg:y2="4.35cm">
              <text:p/>
            </draw:line>
            <draw:line draw:style-name="gr92" draw:text-style-name="P3" draw:layer="layout" svg:x1="12.533cm" svg:y1="3.878cm" svg:x2="12.533cm" svg:y2="4.282cm">
              <text:p/>
            </draw:line>
            <draw:line draw:style-name="gr93" draw:text-style-name="P3" draw:layer="layout" svg:x1="12.422cm" svg:y1="3.811cm" svg:x2="12.422cm" svg:y2="4.215cm">
              <text:p/>
            </draw:line>
            <draw:polygon draw:style-name="gr94" draw:text-style-name="P9" draw:layer="layout" svg:width="0.11cm" svg:height="0.739cm" svg:x="12.2cm" svg:y="3.542cm" svg:viewBox="0 0 111 740" draw:points="0,673 0,0 111,67 111,740">
              <text:p/>
            </draw:polygon>
            <draw:polygon draw:style-name="gr95" draw:text-style-name="P9" draw:layer="layout" svg:width="0.11cm" svg:height="0.739cm" svg:x="14.255cm" svg:y="4.787cm" svg:viewBox="0 0 111 740" draw:points="0,673 0,0 111,67 111,740">
              <text:p/>
            </draw:polygon>
            <draw:polygon draw:style-name="gr96" draw:text-style-name="P6" draw:layer="layout" svg:width="3.721cm" svg:height="2.926cm" svg:x="12.2cm" svg:y="2.6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7" draw:text-style-name="P1" draw:layer="layout" svg:width="1.834cm" svg:height="1.244cm" svg:x="14.365cm" svg:y="2.782cm" svg:viewBox="0 0 1835 1245" svg:d="M2 1245c152 0 1833-774 1833-1010 0-235-237-235-389-235 0 101-1500 505-1444 1245z">
            <text:p/>
          </draw:path>
          <draw:g>
            <draw:polygon draw:style-name="gr98" draw:text-style-name="P9" draw:layer="layout" svg:width="1.943cm" svg:height="1.849cm" svg:x="12.311cm" svg:y="2.109cm" svg:viewBox="0 0 1944 1850" draw:points="0,673 0,0 1944,1178 1944,1850">
              <text:p/>
            </draw:polygon>
            <draw:polygon draw:style-name="gr99" draw:text-style-name="P10" draw:layer="layout" svg:width="1.665cm" svg:height="1.681cm" svg:x="14.255cm" svg:y="2.278cm" svg:viewBox="0 0 1666 1682" draw:points="0,1682 0,1009 1666,0 1666,673">
              <text:p/>
            </draw:polygon>
            <draw:polygon draw:style-name="gr100" draw:text-style-name="P11" draw:layer="layout" svg:width="3.61cm" svg:height="2.186cm" svg:x="12.311cm" svg:y="1.1cm" svg:viewBox="0 0 3611 2187" draw:points="1944,2187 0,1009 1666,0 3611,1178">
              <text:p/>
            </draw:polygon>
            <draw:line draw:style-name="gr101" draw:text-style-name="P3" draw:layer="layout" svg:x1="12.978cm" svg:y1="2.647cm" svg:x2="12.978cm" svg:y2="3.051cm">
              <text:p/>
            </draw:line>
            <draw:line draw:style-name="gr102" draw:text-style-name="P3" draw:layer="layout" svg:x1="14.2cm" svg:y1="3.509cm" svg:x2="13.311cm" svg:y2="2.971cm">
              <text:p/>
            </draw:line>
            <draw:line draw:style-name="gr103" draw:text-style-name="P3" draw:layer="layout" svg:x1="13.306cm" svg:y1="2.849cm" svg:x2="13.306cm" svg:y2="2.984cm">
              <text:p/>
            </draw:line>
            <draw:line draw:style-name="gr104" draw:text-style-name="P3" draw:layer="layout" svg:x1="14.195cm" svg:y1="3.388cm" svg:x2="14.195cm" svg:y2="3.523cm">
              <text:p/>
            </draw:line>
            <draw:line draw:style-name="gr105" draw:text-style-name="P3" draw:layer="layout" svg:x1="14.195cm" svg:y1="3.387cm" svg:x2="13.306cm" svg:y2="2.849cm">
              <text:p/>
            </draw:line>
            <draw:polygon draw:style-name="gr106" draw:text-style-name="P12" draw:layer="layout" svg:width="0.11cm" svg:height="0.201cm" svg:x="13.089cm" svg:y="2.715cm" svg:viewBox="0 0 111 202" draw:points="0,135 0,0 111,67 111,202">
              <text:p/>
            </draw:polygon>
            <draw:line draw:style-name="gr107" draw:text-style-name="P3" draw:layer="layout" svg:x1="12.867cm" svg:y1="2.58cm" svg:x2="12.867cm" svg:y2="2.984cm">
              <text:p/>
            </draw:line>
            <draw:line draw:style-name="gr108" draw:text-style-name="P3" draw:layer="layout" svg:x1="12.756cm" svg:y1="2.513cm" svg:x2="12.756cm" svg:y2="2.917cm">
              <text:p/>
            </draw:line>
            <draw:line draw:style-name="gr109" draw:text-style-name="P3" draw:layer="layout" svg:x1="12.645cm" svg:y1="2.446cm" svg:x2="12.645cm" svg:y2="2.85cm">
              <text:p/>
            </draw:line>
            <draw:line draw:style-name="gr110" draw:text-style-name="P3" draw:layer="layout" svg:x1="12.533cm" svg:y1="2.378cm" svg:x2="12.533cm" svg:y2="2.782cm">
              <text:p/>
            </draw:line>
            <draw:line draw:style-name="gr111" draw:text-style-name="P3" draw:layer="layout" svg:x1="12.422cm" svg:y1="2.311cm" svg:x2="12.422cm" svg:y2="2.715cm">
              <text:p/>
            </draw:line>
            <draw:polygon draw:style-name="gr112" draw:text-style-name="P9" draw:layer="layout" svg:width="0.11cm" svg:height="0.739cm" svg:x="12.2cm" svg:y="2.042cm" svg:viewBox="0 0 111 740" draw:points="0,673 0,0 111,67 111,740">
              <text:p/>
            </draw:polygon>
            <draw:polygon draw:style-name="gr113" draw:text-style-name="P9" draw:layer="layout" svg:width="0.11cm" svg:height="0.739cm" svg:x="14.255cm" svg:y="3.287cm" svg:viewBox="0 0 111 740" draw:points="0,673 0,0 111,67 111,740">
              <text:p/>
            </draw:polygon>
            <draw:polygon draw:style-name="gr114" draw:text-style-name="P6" draw:layer="layout" svg:width="3.721cm" svg:height="2.926cm" svg:x="12.2cm" svg:y="1.1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15" draw:text-style-name="P1" draw:layer="layout" svg:width="1.834cm" svg:height="1.244cm" svg:x="26.374cm" svg:y="10.781cm" svg:viewBox="0 0 1835 1245" svg:d="M2 1245c152 0 1833-774 1833-1010 0-235-237-235-389-235 0 101-1500 505-1444 1245z">
            <text:p/>
          </draw:path>
          <draw:g>
            <draw:polygon draw:style-name="gr116" draw:text-style-name="P9" draw:layer="layout" svg:width="1.943cm" svg:height="1.849cm" svg:x="24.32cm" svg:y="10.108cm" svg:viewBox="0 0 1944 1850" draw:points="0,673 0,0 1944,1178 1944,1850">
              <text:p/>
            </draw:polygon>
            <draw:polygon draw:style-name="gr117" draw:text-style-name="P10" draw:layer="layout" svg:width="1.665cm" svg:height="1.681cm" svg:x="26.264cm" svg:y="10.277cm" svg:viewBox="0 0 1666 1682" draw:points="0,1682 0,1009 1666,0 1666,673">
              <text:p/>
            </draw:polygon>
            <draw:polygon draw:style-name="gr118" draw:text-style-name="P11" draw:layer="layout" svg:width="3.61cm" svg:height="2.186cm" svg:x="24.32cm" svg:y="9.099cm" svg:viewBox="0 0 3611 2187" draw:points="1944,2187 0,1009 1666,0 3611,1178">
              <text:p/>
            </draw:polygon>
            <draw:line draw:style-name="gr119" draw:text-style-name="P3" draw:layer="layout" svg:x1="24.987cm" svg:y1="10.646cm" svg:x2="24.987cm" svg:y2="11.05cm">
              <text:p/>
            </draw:line>
            <draw:line draw:style-name="gr120" draw:text-style-name="P3" draw:layer="layout" svg:x1="26.209cm" svg:y1="11.508cm" svg:x2="25.32cm" svg:y2="10.97cm">
              <text:p/>
            </draw:line>
            <draw:line draw:style-name="gr121" draw:text-style-name="P3" draw:layer="layout" svg:x1="25.315cm" svg:y1="10.848cm" svg:x2="25.315cm" svg:y2="10.983cm">
              <text:p/>
            </draw:line>
            <draw:line draw:style-name="gr122" draw:text-style-name="P3" draw:layer="layout" svg:x1="26.204cm" svg:y1="11.387cm" svg:x2="26.204cm" svg:y2="11.522cm">
              <text:p/>
            </draw:line>
            <draw:line draw:style-name="gr123" draw:text-style-name="P3" draw:layer="layout" svg:x1="26.204cm" svg:y1="11.386cm" svg:x2="25.315cm" svg:y2="10.848cm">
              <text:p/>
            </draw:line>
            <draw:polygon draw:style-name="gr124" draw:text-style-name="P12" draw:layer="layout" svg:width="0.11cm" svg:height="0.201cm" svg:x="25.098cm" svg:y="10.714cm" svg:viewBox="0 0 111 202" draw:points="0,135 0,0 111,67 111,202">
              <text:p/>
            </draw:polygon>
            <draw:line draw:style-name="gr125" draw:text-style-name="P3" draw:layer="layout" svg:x1="24.876cm" svg:y1="10.579cm" svg:x2="24.876cm" svg:y2="10.983cm">
              <text:p/>
            </draw:line>
            <draw:line draw:style-name="gr126" draw:text-style-name="P3" draw:layer="layout" svg:x1="24.765cm" svg:y1="10.512cm" svg:x2="24.765cm" svg:y2="10.916cm">
              <text:p/>
            </draw:line>
            <draw:line draw:style-name="gr127" draw:text-style-name="P3" draw:layer="layout" svg:x1="24.654cm" svg:y1="10.445cm" svg:x2="24.654cm" svg:y2="10.849cm">
              <text:p/>
            </draw:line>
            <draw:line draw:style-name="gr128" draw:text-style-name="P3" draw:layer="layout" svg:x1="24.542cm" svg:y1="10.377cm" svg:x2="24.542cm" svg:y2="10.781cm">
              <text:p/>
            </draw:line>
            <draw:line draw:style-name="gr129" draw:text-style-name="P3" draw:layer="layout" svg:x1="24.431cm" svg:y1="10.31cm" svg:x2="24.431cm" svg:y2="10.714cm">
              <text:p/>
            </draw:line>
            <draw:polygon draw:style-name="gr130" draw:text-style-name="P9" draw:layer="layout" svg:width="0.11cm" svg:height="0.739cm" svg:x="24.209cm" svg:y="10.041cm" svg:viewBox="0 0 111 740" draw:points="0,673 0,0 111,67 111,740">
              <text:p/>
            </draw:polygon>
            <draw:polygon draw:style-name="gr131" draw:text-style-name="P9" draw:layer="layout" svg:width="0.11cm" svg:height="0.739cm" svg:x="26.264cm" svg:y="11.286cm" svg:viewBox="0 0 111 740" draw:points="0,673 0,0 111,67 111,740">
              <text:p/>
            </draw:polygon>
            <draw:polygon draw:style-name="gr132" draw:text-style-name="P6" draw:layer="layout" svg:width="3.721cm" svg:height="2.926cm" svg:x="24.209cm" svg:y="9.09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33" draw:text-style-name="P1" draw:layer="layout" svg:width="1.834cm" svg:height="1.244cm" svg:x="26.365cm" svg:y="9.382cm" svg:viewBox="0 0 1835 1245" svg:d="M2 1245c152 0 1833-774 1833-1010 0-235-237-235-389-235 0 101-1500 505-1444 1245z">
            <text:p/>
          </draw:path>
          <draw:g>
            <draw:polygon draw:style-name="gr134" draw:text-style-name="P9" draw:layer="layout" svg:width="1.943cm" svg:height="1.849cm" svg:x="24.311cm" svg:y="8.709cm" svg:viewBox="0 0 1944 1850" draw:points="0,673 0,0 1944,1178 1944,1850">
              <text:p/>
            </draw:polygon>
            <draw:polygon draw:style-name="gr135" draw:text-style-name="P10" draw:layer="layout" svg:width="1.665cm" svg:height="1.681cm" svg:x="26.255cm" svg:y="8.878cm" svg:viewBox="0 0 1666 1682" draw:points="0,1682 0,1009 1666,0 1666,673">
              <text:p/>
            </draw:polygon>
            <draw:polygon draw:style-name="gr136" draw:text-style-name="P11" draw:layer="layout" svg:width="3.61cm" svg:height="2.186cm" svg:x="24.311cm" svg:y="7.7cm" svg:viewBox="0 0 3611 2187" draw:points="1944,2187 0,1009 1666,0 3611,1178">
              <text:p/>
            </draw:polygon>
            <draw:line draw:style-name="gr137" draw:text-style-name="P3" draw:layer="layout" svg:x1="24.978cm" svg:y1="9.247cm" svg:x2="24.978cm" svg:y2="9.651cm">
              <text:p/>
            </draw:line>
            <draw:line draw:style-name="gr138" draw:text-style-name="P3" draw:layer="layout" svg:x1="26.2cm" svg:y1="10.109cm" svg:x2="25.311cm" svg:y2="9.571cm">
              <text:p/>
            </draw:line>
            <draw:line draw:style-name="gr139" draw:text-style-name="P3" draw:layer="layout" svg:x1="25.306cm" svg:y1="9.449cm" svg:x2="25.306cm" svg:y2="9.584cm">
              <text:p/>
            </draw:line>
            <draw:line draw:style-name="gr140" draw:text-style-name="P3" draw:layer="layout" svg:x1="26.195cm" svg:y1="9.988cm" svg:x2="26.195cm" svg:y2="10.123cm">
              <text:p/>
            </draw:line>
            <draw:line draw:style-name="gr141" draw:text-style-name="P3" draw:layer="layout" svg:x1="26.195cm" svg:y1="9.987cm" svg:x2="25.306cm" svg:y2="9.449cm">
              <text:p/>
            </draw:line>
            <draw:polygon draw:style-name="gr142" draw:text-style-name="P12" draw:layer="layout" svg:width="0.11cm" svg:height="0.201cm" svg:x="25.089cm" svg:y="9.315cm" svg:viewBox="0 0 111 202" draw:points="0,135 0,0 111,67 111,202">
              <text:p/>
            </draw:polygon>
            <draw:line draw:style-name="gr143" draw:text-style-name="P3" draw:layer="layout" svg:x1="24.867cm" svg:y1="9.18cm" svg:x2="24.867cm" svg:y2="9.584cm">
              <text:p/>
            </draw:line>
            <draw:line draw:style-name="gr144" draw:text-style-name="P3" draw:layer="layout" svg:x1="24.756cm" svg:y1="9.113cm" svg:x2="24.756cm" svg:y2="9.517cm">
              <text:p/>
            </draw:line>
            <draw:line draw:style-name="gr145" draw:text-style-name="P3" draw:layer="layout" svg:x1="24.645cm" svg:y1="9.046cm" svg:x2="24.645cm" svg:y2="9.45cm">
              <text:p/>
            </draw:line>
            <draw:line draw:style-name="gr146" draw:text-style-name="P3" draw:layer="layout" svg:x1="24.533cm" svg:y1="8.978cm" svg:x2="24.533cm" svg:y2="9.382cm">
              <text:p/>
            </draw:line>
            <draw:line draw:style-name="gr147" draw:text-style-name="P3" draw:layer="layout" svg:x1="24.422cm" svg:y1="8.911cm" svg:x2="24.422cm" svg:y2="9.315cm">
              <text:p/>
            </draw:line>
            <draw:polygon draw:style-name="gr148" draw:text-style-name="P9" draw:layer="layout" svg:width="0.11cm" svg:height="0.739cm" svg:x="24.2cm" svg:y="8.642cm" svg:viewBox="0 0 111 740" draw:points="0,673 0,0 111,67 111,740">
              <text:p/>
            </draw:polygon>
            <draw:polygon draw:style-name="gr149" draw:text-style-name="P9" draw:layer="layout" svg:width="0.11cm" svg:height="0.739cm" svg:x="26.255cm" svg:y="9.887cm" svg:viewBox="0 0 111 740" draw:points="0,673 0,0 111,67 111,740">
              <text:p/>
            </draw:polygon>
            <draw:polygon draw:style-name="gr150" draw:text-style-name="P6" draw:layer="layout" svg:width="3.721cm" svg:height="2.926cm" svg:x="24.2cm" svg:y="7.7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51" draw:text-style-name="P1" draw:layer="layout" svg:width="1.834cm" svg:height="1.244cm" svg:x="26.365cm" svg:y="7.882cm" svg:viewBox="0 0 1835 1245" svg:d="M2 1245c152 0 1833-774 1833-1010 0-235-237-235-389-235 0 101-1500 505-1444 1245z">
            <text:p/>
          </draw:path>
          <draw:g>
            <draw:polygon draw:style-name="gr152" draw:text-style-name="P9" draw:layer="layout" svg:width="1.943cm" svg:height="1.849cm" svg:x="24.311cm" svg:y="7.209cm" svg:viewBox="0 0 1944 1850" draw:points="0,673 0,0 1944,1178 1944,1850">
              <text:p/>
            </draw:polygon>
            <draw:polygon draw:style-name="gr153" draw:text-style-name="P10" draw:layer="layout" svg:width="1.665cm" svg:height="1.681cm" svg:x="26.255cm" svg:y="7.378cm" svg:viewBox="0 0 1666 1682" draw:points="0,1682 0,1009 1666,0 1666,673">
              <text:p/>
            </draw:polygon>
            <draw:polygon draw:style-name="gr154" draw:text-style-name="P11" draw:layer="layout" svg:width="3.61cm" svg:height="2.186cm" svg:x="24.311cm" svg:y="6.2cm" svg:viewBox="0 0 3611 2187" draw:points="1944,2187 0,1009 1666,0 3611,1178">
              <text:p/>
            </draw:polygon>
            <draw:line draw:style-name="gr155" draw:text-style-name="P3" draw:layer="layout" svg:x1="24.978cm" svg:y1="7.747cm" svg:x2="24.978cm" svg:y2="8.151cm">
              <text:p/>
            </draw:line>
            <draw:line draw:style-name="gr156" draw:text-style-name="P3" draw:layer="layout" svg:x1="26.2cm" svg:y1="8.609cm" svg:x2="25.311cm" svg:y2="8.071cm">
              <text:p/>
            </draw:line>
            <draw:line draw:style-name="gr157" draw:text-style-name="P3" draw:layer="layout" svg:x1="25.306cm" svg:y1="7.949cm" svg:x2="25.306cm" svg:y2="8.084cm">
              <text:p/>
            </draw:line>
            <draw:line draw:style-name="gr158" draw:text-style-name="P3" draw:layer="layout" svg:x1="26.195cm" svg:y1="8.488cm" svg:x2="26.195cm" svg:y2="8.623cm">
              <text:p/>
            </draw:line>
            <draw:line draw:style-name="gr159" draw:text-style-name="P3" draw:layer="layout" svg:x1="26.195cm" svg:y1="8.487cm" svg:x2="25.306cm" svg:y2="7.949cm">
              <text:p/>
            </draw:line>
            <draw:polygon draw:style-name="gr160" draw:text-style-name="P12" draw:layer="layout" svg:width="0.11cm" svg:height="0.201cm" svg:x="25.089cm" svg:y="7.815cm" svg:viewBox="0 0 111 202" draw:points="0,135 0,0 111,67 111,202">
              <text:p/>
            </draw:polygon>
            <draw:line draw:style-name="gr161" draw:text-style-name="P3" draw:layer="layout" svg:x1="24.867cm" svg:y1="7.68cm" svg:x2="24.867cm" svg:y2="8.084cm">
              <text:p/>
            </draw:line>
            <draw:line draw:style-name="gr162" draw:text-style-name="P3" draw:layer="layout" svg:x1="24.756cm" svg:y1="7.613cm" svg:x2="24.756cm" svg:y2="8.017cm">
              <text:p/>
            </draw:line>
            <draw:line draw:style-name="gr163" draw:text-style-name="P3" draw:layer="layout" svg:x1="24.645cm" svg:y1="7.546cm" svg:x2="24.645cm" svg:y2="7.95cm">
              <text:p/>
            </draw:line>
            <draw:line draw:style-name="gr164" draw:text-style-name="P3" draw:layer="layout" svg:x1="24.533cm" svg:y1="7.478cm" svg:x2="24.533cm" svg:y2="7.882cm">
              <text:p/>
            </draw:line>
            <draw:line draw:style-name="gr165" draw:text-style-name="P3" draw:layer="layout" svg:x1="24.422cm" svg:y1="7.411cm" svg:x2="24.422cm" svg:y2="7.815cm">
              <text:p/>
            </draw:line>
            <draw:polygon draw:style-name="gr166" draw:text-style-name="P9" draw:layer="layout" svg:width="0.11cm" svg:height="0.739cm" svg:x="24.2cm" svg:y="7.142cm" svg:viewBox="0 0 111 740" draw:points="0,673 0,0 111,67 111,740">
              <text:p/>
            </draw:polygon>
            <draw:polygon draw:style-name="gr167" draw:text-style-name="P9" draw:layer="layout" svg:width="0.11cm" svg:height="0.739cm" svg:x="26.255cm" svg:y="8.387cm" svg:viewBox="0 0 111 740" draw:points="0,673 0,0 111,67 111,740">
              <text:p/>
            </draw:polygon>
            <draw:polygon draw:style-name="gr168" draw:text-style-name="P6" draw:layer="layout" svg:width="3.721cm" svg:height="2.926cm" svg:x="24.2cm" svg:y="6.2cm" svg:viewBox="0 0 3722 2927" draw:points="0,1615 0,942 111,1009 1777,0 3722,1178 3722,1850 2166,2792 2166,2927">
              <text:p/>
            </draw:polygon>
          </draw:g>
        </draw:g>
        <draw:frame draw:style-name="gr60" draw:text-style-name="P14" draw:layer="layout" svg:width="5.6cm" svg:height="0.962cm" svg:x="20.1cm" svg:y="0.838cm">
          <draw:text-box>
            <text:p>Managed Servers</text:p>
          </draw:text-box>
        </draw:frame>
        <draw:line draw:style-name="gr169" draw:text-style-name="P15" draw:layer="layout" svg:x1="26.1cm" svg:y1="12.1cm" svg:x2="26.1cm" svg:y2="14cm">
          <text:p/>
        </draw:line>
        <draw:line draw:style-name="gr170" draw:text-style-name="P15" draw:layer="layout" svg:x1="4.7cm" svg:y1="10.9cm" svg:x2="4.7cm" svg:y2="9cm">
          <text:p/>
        </draw:line>
        <draw:line draw:style-name="gr169" draw:text-style-name="P15" draw:layer="layout" svg:x1="4.7cm" svg:y1="6.5cm" svg:x2="4.7cm" svg:y2="4.5cm">
          <text:p/>
        </draw:lin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71" draw:text-style-name="P1" draw:layer="layout" svg:width="1.571cm" svg:height="1.186cm" svg:x="19.66cm" svg:y="14.213cm" svg:viewBox="0 0 1572 1187" svg:d="M0 1187c445 0 1143-374 1443-622 301-247 0-565-152-565z">
            <text:p/>
          </draw:path>
          <draw:g>
            <draw:polygon draw:style-name="gr172" draw:text-style-name="P9" draw:layer="layout" svg:width="0.911cm" svg:height="2.938cm" svg:x="18.748cm" svg:y="12.461cm" svg:viewBox="0 0 912 2939" draw:points="0,2261 0,0 912,678 912,2939">
              <text:p/>
            </draw:polygon>
            <draw:polygon draw:style-name="gr173" draw:text-style-name="P10" draw:layer="layout" svg:width="1.29cm" svg:height="3.221cm" svg:x="19.66cm" svg:y="12.178cm" svg:viewBox="0 0 1291 3222" draw:points="0,3222 0,961 1291,0 1291,2261">
              <text:p/>
            </draw:polygon>
            <draw:polygon draw:style-name="gr174" draw:text-style-name="P11" draw:layer="layout" svg:width="2.202cm" svg:height="1.638cm" svg:x="18.748cm" svg:y="11.5cm" svg:viewBox="0 0 2203 1639" draw:points="912,1639 0,961 1291,0 2203,678">
              <text:p/>
            </draw:polygon>
            <draw:polygon draw:style-name="gr175" draw:text-style-name="P6" draw:layer="layout" svg:width="2.202cm" svg:height="3.899cm" svg:x="18.748cm" svg:y="11.5cm" svg:viewBox="0 0 2203 3900" draw:points="0,3222 0,961 1291,0 2203,678 2203,2939 912,3900">
              <text:p/>
            </draw:polygon>
            <draw:line draw:style-name="gr176" draw:text-style-name="P3" draw:layer="layout" svg:x1="19.508cm" svg:y1="14.835cm" svg:x2="18.9cm" svg:y2="14.383cm">
              <text:p/>
            </draw:line>
            <draw:line draw:style-name="gr177" draw:text-style-name="P3" draw:layer="layout" svg:x1="19.508cm" svg:y1="15.061cm" svg:x2="18.9cm" svg:y2="14.609cm">
              <text:p/>
            </draw:line>
            <draw:line draw:style-name="gr178" draw:text-style-name="P3" draw:layer="layout" svg:x1="19.508cm" svg:y1="14.948cm" svg:x2="18.9cm" svg:y2="14.496cm">
              <text:p/>
            </draw:line>
            <draw:polyline draw:style-name="gr179" draw:text-style-name="P3" draw:layer="layout" svg:width="0.758cm" svg:height="0.677cm" svg:x="18.823cm" svg:y="12.8cm" svg:viewBox="0 0 759 678" draw:points="759,678 0,113 0,0">
              <text:p/>
            </draw:polyline>
            <draw:polyline draw:style-name="gr180" draw:text-style-name="P3" draw:layer="layout" svg:width="0.745cm" svg:height="0.68cm" svg:x="18.837cm" svg:y="12.797cm" svg:viewBox="0 0 746 681" draw:points="746,681 746,568 0,0">
              <text:p/>
            </draw:polyline>
            <draw:polygon draw:style-name="gr181" draw:text-style-name="P12" draw:layer="layout" svg:width="0.088cm" svg:height="0.198cm" svg:x="19.105cm" svg:y="13.928cm" svg:viewBox="0 0 89 199" draw:points="0,133 0,0 89,66 89,199">
              <text:p/>
            </draw:polygon>
            <draw:line draw:style-name="gr182" draw:text-style-name="P3" draw:layer="layout" svg:x1="19.508cm" svg:y1="14.722cm" svg:x2="18.9cm" svg:y2="14.27cm">
              <text:p/>
            </draw:line>
          </draw:g>
          <draw:frame draw:style-name="gr183" draw:text-style-name="P17" draw:layer="layout" svg:width="5.3cm" svg:height="1.673cm" svg:x="17.1cm" svg:y="15.693cm">
            <draw:text-box>
              <text:p text:style-name="P16"><text:span text:style-name="T2">SUSE Manager Proxy</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84" draw:text-style-name="P1" draw:layer="layout" svg:width="1.834cm" svg:height="1.244cm" svg:x="20.274cm" svg:y="7.981cm" svg:viewBox="0 0 1835 1245" svg:d="M2 1245c152 0 1833-774 1833-1010 0-235-237-235-389-235 0 101-1500 505-1444 1245z">
            <text:p/>
          </draw:path>
          <draw:g>
            <draw:polygon draw:style-name="gr185" draw:text-style-name="P9" draw:layer="layout" svg:width="1.943cm" svg:height="1.849cm" svg:x="18.22cm" svg:y="7.308cm" svg:viewBox="0 0 1944 1850" draw:points="0,673 0,0 1944,1178 1944,1850">
              <text:p/>
            </draw:polygon>
            <draw:polygon draw:style-name="gr186" draw:text-style-name="P10" draw:layer="layout" svg:width="1.665cm" svg:height="1.681cm" svg:x="20.164cm" svg:y="7.477cm" svg:viewBox="0 0 1666 1682" draw:points="0,1682 0,1009 1666,0 1666,673">
              <text:p/>
            </draw:polygon>
            <draw:polygon draw:style-name="gr187" draw:text-style-name="P11" draw:layer="layout" svg:width="3.61cm" svg:height="2.186cm" svg:x="18.22cm" svg:y="6.299cm" svg:viewBox="0 0 3611 2187" draw:points="1944,2187 0,1009 1666,0 3611,1178">
              <text:p/>
            </draw:polygon>
            <draw:line draw:style-name="gr188" draw:text-style-name="P3" draw:layer="layout" svg:x1="18.887cm" svg:y1="7.846cm" svg:x2="18.887cm" svg:y2="8.25cm">
              <text:p/>
            </draw:line>
            <draw:line draw:style-name="gr189" draw:text-style-name="P3" draw:layer="layout" svg:x1="20.109cm" svg:y1="8.708cm" svg:x2="19.22cm" svg:y2="8.17cm">
              <text:p/>
            </draw:line>
            <draw:line draw:style-name="gr190" draw:text-style-name="P3" draw:layer="layout" svg:x1="19.215cm" svg:y1="8.048cm" svg:x2="19.215cm" svg:y2="8.183cm">
              <text:p/>
            </draw:line>
            <draw:line draw:style-name="gr191" draw:text-style-name="P3" draw:layer="layout" svg:x1="20.104cm" svg:y1="8.587cm" svg:x2="20.104cm" svg:y2="8.722cm">
              <text:p/>
            </draw:line>
            <draw:line draw:style-name="gr192" draw:text-style-name="P3" draw:layer="layout" svg:x1="20.104cm" svg:y1="8.586cm" svg:x2="19.215cm" svg:y2="8.048cm">
              <text:p/>
            </draw:line>
            <draw:polygon draw:style-name="gr193" draw:text-style-name="P12" draw:layer="layout" svg:width="0.11cm" svg:height="0.201cm" svg:x="18.998cm" svg:y="7.914cm" svg:viewBox="0 0 111 202" draw:points="0,135 0,0 111,67 111,202">
              <text:p/>
            </draw:polygon>
            <draw:line draw:style-name="gr194" draw:text-style-name="P3" draw:layer="layout" svg:x1="18.776cm" svg:y1="7.779cm" svg:x2="18.776cm" svg:y2="8.183cm">
              <text:p/>
            </draw:line>
            <draw:line draw:style-name="gr195" draw:text-style-name="P3" draw:layer="layout" svg:x1="18.665cm" svg:y1="7.712cm" svg:x2="18.665cm" svg:y2="8.116cm">
              <text:p/>
            </draw:line>
            <draw:line draw:style-name="gr196" draw:text-style-name="P3" draw:layer="layout" svg:x1="18.554cm" svg:y1="7.645cm" svg:x2="18.554cm" svg:y2="8.049cm">
              <text:p/>
            </draw:line>
            <draw:line draw:style-name="gr197" draw:text-style-name="P3" draw:layer="layout" svg:x1="18.442cm" svg:y1="7.577cm" svg:x2="18.442cm" svg:y2="7.981cm">
              <text:p/>
            </draw:line>
            <draw:line draw:style-name="gr198" draw:text-style-name="P3" draw:layer="layout" svg:x1="18.331cm" svg:y1="7.51cm" svg:x2="18.331cm" svg:y2="7.914cm">
              <text:p/>
            </draw:line>
            <draw:polygon draw:style-name="gr199" draw:text-style-name="P9" draw:layer="layout" svg:width="0.11cm" svg:height="0.739cm" svg:x="18.109cm" svg:y="7.241cm" svg:viewBox="0 0 111 740" draw:points="0,673 0,0 111,67 111,740">
              <text:p/>
            </draw:polygon>
            <draw:polygon draw:style-name="gr200" draw:text-style-name="P9" draw:layer="layout" svg:width="0.11cm" svg:height="0.739cm" svg:x="20.164cm" svg:y="8.486cm" svg:viewBox="0 0 111 740" draw:points="0,673 0,0 111,67 111,740">
              <text:p/>
            </draw:polygon>
            <draw:polygon draw:style-name="gr201" draw:text-style-name="P6" draw:layer="layout" svg:width="3.721cm" svg:height="2.926cm" svg:x="18.109cm" svg:y="6.29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02" draw:text-style-name="P1" draw:layer="layout" svg:width="1.834cm" svg:height="1.244cm" svg:x="20.265cm" svg:y="6.582cm" svg:viewBox="0 0 1835 1245" svg:d="M2 1245c152 0 1833-774 1833-1010 0-235-237-235-389-235 0 101-1500 505-1444 1245z">
            <text:p/>
          </draw:path>
          <draw:g>
            <draw:polygon draw:style-name="gr203" draw:text-style-name="P9" draw:layer="layout" svg:width="1.943cm" svg:height="1.849cm" svg:x="18.211cm" svg:y="5.909cm" svg:viewBox="0 0 1944 1850" draw:points="0,673 0,0 1944,1178 1944,1850">
              <text:p/>
            </draw:polygon>
            <draw:polygon draw:style-name="gr204" draw:text-style-name="P10" draw:layer="layout" svg:width="1.665cm" svg:height="1.681cm" svg:x="20.155cm" svg:y="6.078cm" svg:viewBox="0 0 1666 1682" draw:points="0,1682 0,1009 1666,0 1666,673">
              <text:p/>
            </draw:polygon>
            <draw:polygon draw:style-name="gr205" draw:text-style-name="P11" draw:layer="layout" svg:width="3.61cm" svg:height="2.186cm" svg:x="18.211cm" svg:y="4.9cm" svg:viewBox="0 0 3611 2187" draw:points="1944,2187 0,1009 1666,0 3611,1178">
              <text:p/>
            </draw:polygon>
            <draw:line draw:style-name="gr206" draw:text-style-name="P3" draw:layer="layout" svg:x1="18.878cm" svg:y1="6.447cm" svg:x2="18.878cm" svg:y2="6.851cm">
              <text:p/>
            </draw:line>
            <draw:line draw:style-name="gr207" draw:text-style-name="P3" draw:layer="layout" svg:x1="20.1cm" svg:y1="7.309cm" svg:x2="19.211cm" svg:y2="6.771cm">
              <text:p/>
            </draw:line>
            <draw:line draw:style-name="gr208" draw:text-style-name="P3" draw:layer="layout" svg:x1="19.206cm" svg:y1="6.649cm" svg:x2="19.206cm" svg:y2="6.784cm">
              <text:p/>
            </draw:line>
            <draw:line draw:style-name="gr209" draw:text-style-name="P3" draw:layer="layout" svg:x1="20.095cm" svg:y1="7.188cm" svg:x2="20.095cm" svg:y2="7.323cm">
              <text:p/>
            </draw:line>
            <draw:line draw:style-name="gr210" draw:text-style-name="P3" draw:layer="layout" svg:x1="20.095cm" svg:y1="7.187cm" svg:x2="19.206cm" svg:y2="6.649cm">
              <text:p/>
            </draw:line>
            <draw:polygon draw:style-name="gr211" draw:text-style-name="P12" draw:layer="layout" svg:width="0.11cm" svg:height="0.201cm" svg:x="18.989cm" svg:y="6.515cm" svg:viewBox="0 0 111 202" draw:points="0,135 0,0 111,67 111,202">
              <text:p/>
            </draw:polygon>
            <draw:line draw:style-name="gr212" draw:text-style-name="P3" draw:layer="layout" svg:x1="18.767cm" svg:y1="6.38cm" svg:x2="18.767cm" svg:y2="6.784cm">
              <text:p/>
            </draw:line>
            <draw:line draw:style-name="gr213" draw:text-style-name="P3" draw:layer="layout" svg:x1="18.656cm" svg:y1="6.313cm" svg:x2="18.656cm" svg:y2="6.717cm">
              <text:p/>
            </draw:line>
            <draw:line draw:style-name="gr214" draw:text-style-name="P3" draw:layer="layout" svg:x1="18.545cm" svg:y1="6.246cm" svg:x2="18.545cm" svg:y2="6.65cm">
              <text:p/>
            </draw:line>
            <draw:line draw:style-name="gr215" draw:text-style-name="P3" draw:layer="layout" svg:x1="18.433cm" svg:y1="6.178cm" svg:x2="18.433cm" svg:y2="6.582cm">
              <text:p/>
            </draw:line>
            <draw:line draw:style-name="gr216" draw:text-style-name="P3" draw:layer="layout" svg:x1="18.322cm" svg:y1="6.111cm" svg:x2="18.322cm" svg:y2="6.515cm">
              <text:p/>
            </draw:line>
            <draw:polygon draw:style-name="gr217" draw:text-style-name="P9" draw:layer="layout" svg:width="0.11cm" svg:height="0.739cm" svg:x="18.1cm" svg:y="5.842cm" svg:viewBox="0 0 111 740" draw:points="0,673 0,0 111,67 111,740">
              <text:p/>
            </draw:polygon>
            <draw:polygon draw:style-name="gr218" draw:text-style-name="P9" draw:layer="layout" svg:width="0.11cm" svg:height="0.739cm" svg:x="20.155cm" svg:y="7.087cm" svg:viewBox="0 0 111 740" draw:points="0,673 0,0 111,67 111,740">
              <text:p/>
            </draw:polygon>
            <draw:polygon draw:style-name="gr219" draw:text-style-name="P6" draw:layer="layout" svg:width="3.721cm" svg:height="2.926cm" svg:x="18.1cm" svg:y="4.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20" draw:text-style-name="P1" draw:layer="layout" svg:width="1.834cm" svg:height="1.244cm" svg:x="20.265cm" svg:y="5.082cm" svg:viewBox="0 0 1835 1245" svg:d="M2 1245c152 0 1833-774 1833-1010 0-235-237-235-389-235 0 101-1500 505-1444 1245z">
            <text:p/>
          </draw:path>
          <draw:g>
            <draw:polygon draw:style-name="gr221" draw:text-style-name="P9" draw:layer="layout" svg:width="1.943cm" svg:height="1.849cm" svg:x="18.211cm" svg:y="4.409cm" svg:viewBox="0 0 1944 1850" draw:points="0,673 0,0 1944,1178 1944,1850">
              <text:p/>
            </draw:polygon>
            <draw:polygon draw:style-name="gr222" draw:text-style-name="P10" draw:layer="layout" svg:width="1.665cm" svg:height="1.681cm" svg:x="20.155cm" svg:y="4.578cm" svg:viewBox="0 0 1666 1682" draw:points="0,1682 0,1009 1666,0 1666,673">
              <text:p/>
            </draw:polygon>
            <draw:polygon draw:style-name="gr223" draw:text-style-name="P11" draw:layer="layout" svg:width="3.61cm" svg:height="2.186cm" svg:x="18.211cm" svg:y="3.4cm" svg:viewBox="0 0 3611 2187" draw:points="1944,2187 0,1009 1666,0 3611,1178">
              <text:p/>
            </draw:polygon>
            <draw:line draw:style-name="gr224" draw:text-style-name="P3" draw:layer="layout" svg:x1="18.878cm" svg:y1="4.947cm" svg:x2="18.878cm" svg:y2="5.351cm">
              <text:p/>
            </draw:line>
            <draw:line draw:style-name="gr225" draw:text-style-name="P3" draw:layer="layout" svg:x1="20.1cm" svg:y1="5.809cm" svg:x2="19.211cm" svg:y2="5.271cm">
              <text:p/>
            </draw:line>
            <draw:line draw:style-name="gr226" draw:text-style-name="P3" draw:layer="layout" svg:x1="19.206cm" svg:y1="5.149cm" svg:x2="19.206cm" svg:y2="5.284cm">
              <text:p/>
            </draw:line>
            <draw:line draw:style-name="gr227" draw:text-style-name="P3" draw:layer="layout" svg:x1="20.095cm" svg:y1="5.688cm" svg:x2="20.095cm" svg:y2="5.823cm">
              <text:p/>
            </draw:line>
            <draw:line draw:style-name="gr228" draw:text-style-name="P3" draw:layer="layout" svg:x1="20.095cm" svg:y1="5.687cm" svg:x2="19.206cm" svg:y2="5.149cm">
              <text:p/>
            </draw:line>
            <draw:polygon draw:style-name="gr229" draw:text-style-name="P12" draw:layer="layout" svg:width="0.11cm" svg:height="0.201cm" svg:x="18.989cm" svg:y="5.015cm" svg:viewBox="0 0 111 202" draw:points="0,135 0,0 111,67 111,202">
              <text:p/>
            </draw:polygon>
            <draw:line draw:style-name="gr230" draw:text-style-name="P3" draw:layer="layout" svg:x1="18.767cm" svg:y1="4.88cm" svg:x2="18.767cm" svg:y2="5.284cm">
              <text:p/>
            </draw:line>
            <draw:line draw:style-name="gr231" draw:text-style-name="P3" draw:layer="layout" svg:x1="18.656cm" svg:y1="4.813cm" svg:x2="18.656cm" svg:y2="5.217cm">
              <text:p/>
            </draw:line>
            <draw:line draw:style-name="gr232" draw:text-style-name="P3" draw:layer="layout" svg:x1="18.545cm" svg:y1="4.746cm" svg:x2="18.545cm" svg:y2="5.15cm">
              <text:p/>
            </draw:line>
            <draw:line draw:style-name="gr233" draw:text-style-name="P3" draw:layer="layout" svg:x1="18.433cm" svg:y1="4.678cm" svg:x2="18.433cm" svg:y2="5.082cm">
              <text:p/>
            </draw:line>
            <draw:line draw:style-name="gr234" draw:text-style-name="P3" draw:layer="layout" svg:x1="18.322cm" svg:y1="4.611cm" svg:x2="18.322cm" svg:y2="5.015cm">
              <text:p/>
            </draw:line>
            <draw:polygon draw:style-name="gr235" draw:text-style-name="P9" draw:layer="layout" svg:width="0.11cm" svg:height="0.739cm" svg:x="18.1cm" svg:y="4.342cm" svg:viewBox="0 0 111 740" draw:points="0,673 0,0 111,67 111,740">
              <text:p/>
            </draw:polygon>
            <draw:polygon draw:style-name="gr236" draw:text-style-name="P9" draw:layer="layout" svg:width="0.11cm" svg:height="0.739cm" svg:x="20.155cm" svg:y="5.587cm" svg:viewBox="0 0 111 740" draw:points="0,673 0,0 111,67 111,740">
              <text:p/>
            </draw:polygon>
            <draw:polygon draw:style-name="gr237" draw:text-style-name="P6" draw:layer="layout" svg:width="3.721cm" svg:height="2.926cm" svg:x="18.1cm" svg:y="3.4cm" svg:viewBox="0 0 3722 2927" draw:points="0,1615 0,942 111,1009 1777,0 3722,1178 3722,1850 2166,2792 2166,2927">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38" draw:text-style-name="P1" draw:layer="layout" svg:width="0.621cm" svg:height="0.489cm" svg:x="10.395cm" svg:y="18.66cm" svg:viewBox="0 0 622 490" svg:d="M0 490c155 0 622-131 622-261 0-131-226-229-339-229 0 98-283 359-283 490z">
            <text:p/>
          </draw:path>
          <draw:g>
            <draw:polygon draw:style-name="gr239" draw:text-style-name="P2" draw:layer="layout" svg:width="1.695cm" svg:height="2.286cm" svg:x="8.7cm" svg:y="16.863cm" svg:viewBox="0 0 1696 2287" draw:points="0,1307 0,0 1696,980 1696,2287">
              <text:p/>
            </draw:polygon>
            <draw:line draw:style-name="gr240" draw:text-style-name="P3" draw:layer="layout" svg:x1="8.7cm" svg:y1="17.843cm" svg:x2="10.396cm" svg:y2="18.823cm">
              <text:p/>
            </draw:line>
            <draw:line draw:style-name="gr241" draw:text-style-name="P3" draw:layer="layout" svg:x1="8.7cm" svg:y1="17.517cm" svg:x2="10.396cm" svg:y2="18.497cm">
              <text:p/>
            </draw:line>
            <draw:line draw:style-name="gr242" draw:text-style-name="P3" draw:layer="layout" svg:x1="8.7cm" svg:y1="17.19cm" svg:x2="10.396cm" svg:y2="18.17cm">
              <text:p/>
            </draw:line>
            <draw:line draw:style-name="gr243" draw:text-style-name="P3" draw:layer="layout" svg:x1="9.265cm" svg:y1="17.843cm" svg:x2="9.265cm" svg:y2="18.17cm">
              <text:p/>
            </draw:line>
            <draw:line draw:style-name="gr244" draw:text-style-name="P3" draw:layer="layout" svg:x1="9.83cm" svg:y1="17.517cm" svg:x2="9.83cm" svg:y2="17.844cm">
              <text:p/>
            </draw:line>
            <draw:line draw:style-name="gr245" draw:text-style-name="P3" draw:layer="layout" svg:x1="10.113cm" svg:y1="18.66cm" svg:x2="10.113cm" svg:y2="18.987cm">
              <text:p/>
            </draw:line>
            <draw:line draw:style-name="gr246" draw:text-style-name="P3" draw:layer="layout" svg:x1="9.548cm" svg:y1="18.333cm" svg:x2="9.548cm" svg:y2="18.66cm">
              <text:p/>
            </draw:line>
            <draw:line draw:style-name="gr247" draw:text-style-name="P3" draw:layer="layout" svg:x1="8.983cm" svg:y1="18.007cm" svg:x2="8.983cm" svg:y2="18.334cm">
              <text:p/>
            </draw:line>
            <draw:line draw:style-name="gr248" draw:text-style-name="P3" draw:layer="layout" svg:x1="9.265cm" svg:y1="17.19cm" svg:x2="9.265cm" svg:y2="17.517cm">
              <text:p/>
            </draw:line>
            <draw:line draw:style-name="gr249" draw:text-style-name="P3" draw:layer="layout" svg:x1="9.548cm" svg:y1="17.68cm" svg:x2="9.548cm" svg:y2="18.007cm">
              <text:p/>
            </draw:line>
            <draw:line draw:style-name="gr250" draw:text-style-name="P3" draw:layer="layout" svg:x1="9.83cm" svg:y1="18.17cm" svg:x2="9.83cm" svg:y2="18.497cm">
              <text:p/>
            </draw:line>
            <draw:line draw:style-name="gr251" draw:text-style-name="P3" draw:layer="layout" svg:x1="10.113cm" svg:y1="18.007cm" svg:x2="10.113cm" svg:y2="18.334cm">
              <text:p/>
            </draw:line>
            <draw:line draw:style-name="gr252" draw:text-style-name="P3" draw:layer="layout" svg:x1="8.983cm" svg:y1="17.353cm" svg:x2="8.983cm" svg:y2="17.68cm">
              <text:p/>
            </draw:line>
            <draw:polygon draw:style-name="gr253" draw:text-style-name="P4" draw:layer="layout" svg:width="0.282cm" svg:height="1.469cm" svg:x="10.395cm" svg:y="17.68cm" svg:viewBox="0 0 283 1470" draw:points="0,1470 0,163 283,0 283,1307">
              <text:p/>
            </draw:polygon>
            <draw:polygon draw:style-name="gr254" draw:text-style-name="P5" draw:layer="layout" svg:width="1.977cm" svg:height="1.142cm" svg:x="8.7cm" svg:y="16.7cm" svg:viewBox="0 0 1978 1143" draw:points="1696,1143 0,163 283,0 1978,980">
              <text:p/>
            </draw:polygon>
            <draw:line draw:style-name="gr255" draw:text-style-name="P3" draw:layer="layout" svg:x1="9.83cm" svg:y1="17.516cm" svg:x2="10.113cm" svg:y2="17.353cm">
              <text:p/>
            </draw:line>
            <draw:line draw:style-name="gr256" draw:text-style-name="P3" draw:layer="layout" svg:x1="10.395cm" svg:y1="18.17cm" svg:x2="10.678cm" svg:y2="18.007cm">
              <text:p/>
            </draw:line>
            <draw:line draw:style-name="gr257" draw:text-style-name="P3" draw:layer="layout" svg:x1="10.395cm" svg:y1="18.496cm" svg:x2="10.678cm" svg:y2="18.333cm">
              <text:p/>
            </draw:line>
            <draw:line draw:style-name="gr258" draw:text-style-name="P3" draw:layer="layout" svg:x1="10.395cm" svg:y1="18.823cm" svg:x2="10.678cm" svg:y2="18.66cm">
              <text:p/>
            </draw:line>
            <draw:line draw:style-name="gr259" draw:text-style-name="P3" draw:layer="layout" svg:x1="9.265cm" svg:y1="17.19cm" svg:x2="9.548cm" svg:y2="17.027cm">
              <text:p/>
            </draw:line>
            <draw:polygon draw:style-name="gr260" draw:text-style-name="P6" draw:layer="layout" svg:width="1.977cm" svg:height="2.449cm" svg:x="8.7cm" svg:y="16.7cm" svg:viewBox="0 0 1978 2450" draw:points="283,0 1978,980 1978,2287 1696,2450 0,1470 0,163">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61" draw:text-style-name="P1" draw:layer="layout" svg:width="1.571cm" svg:height="1.186cm" svg:x="25.86cm" svg:y="16.947cm" svg:viewBox="0 0 1572 1187" svg:d="M0 1187c445 0 1143-374 1443-622 301-247 0-565-152-565z">
            <text:p/>
          </draw:path>
          <draw:g>
            <draw:polygon draw:style-name="gr262" draw:text-style-name="P9" draw:layer="layout" svg:width="0.911cm" svg:height="2.938cm" svg:x="24.948cm" svg:y="15.195cm" svg:viewBox="0 0 912 2939" draw:points="0,2261 0,0 912,678 912,2939">
              <text:p/>
            </draw:polygon>
            <draw:polygon draw:style-name="gr263" draw:text-style-name="P10" draw:layer="layout" svg:width="1.29cm" svg:height="3.221cm" svg:x="25.86cm" svg:y="14.912cm" svg:viewBox="0 0 1291 3222" draw:points="0,3222 0,961 1291,0 1291,2261">
              <text:p/>
            </draw:polygon>
            <draw:polygon draw:style-name="gr264" draw:text-style-name="P11" draw:layer="layout" svg:width="2.202cm" svg:height="1.638cm" svg:x="24.948cm" svg:y="14.234cm" svg:viewBox="0 0 2203 1639" draw:points="912,1639 0,961 1291,0 2203,678">
              <text:p/>
            </draw:polygon>
            <draw:polygon draw:style-name="gr265" draw:text-style-name="P6" draw:layer="layout" svg:width="2.202cm" svg:height="3.899cm" svg:x="24.948cm" svg:y="14.234cm" svg:viewBox="0 0 2203 3900" draw:points="0,3222 0,961 1291,0 2203,678 2203,2939 912,3900">
              <text:p/>
            </draw:polygon>
            <draw:line draw:style-name="gr266" draw:text-style-name="P3" draw:layer="layout" svg:x1="25.708cm" svg:y1="17.569cm" svg:x2="25.1cm" svg:y2="17.117cm">
              <text:p/>
            </draw:line>
            <draw:line draw:style-name="gr267" draw:text-style-name="P3" draw:layer="layout" svg:x1="25.708cm" svg:y1="17.795cm" svg:x2="25.1cm" svg:y2="17.343cm">
              <text:p/>
            </draw:line>
            <draw:line draw:style-name="gr268" draw:text-style-name="P3" draw:layer="layout" svg:x1="25.708cm" svg:y1="17.682cm" svg:x2="25.1cm" svg:y2="17.23cm">
              <text:p/>
            </draw:line>
            <draw:polyline draw:style-name="gr269" draw:text-style-name="P3" draw:layer="layout" svg:width="0.758cm" svg:height="0.677cm" svg:x="25.023cm" svg:y="15.534cm" svg:viewBox="0 0 759 678" draw:points="759,678 0,113 0,0">
              <text:p/>
            </draw:polyline>
            <draw:polyline draw:style-name="gr270" draw:text-style-name="P3" draw:layer="layout" svg:width="0.745cm" svg:height="0.68cm" svg:x="25.037cm" svg:y="15.531cm" svg:viewBox="0 0 746 681" draw:points="746,681 746,568 0,0">
              <text:p/>
            </draw:polyline>
            <draw:polygon draw:style-name="gr271" draw:text-style-name="P12" draw:layer="layout" svg:width="0.088cm" svg:height="0.198cm" svg:x="25.305cm" svg:y="16.662cm" svg:viewBox="0 0 89 199" draw:points="0,133 0,0 89,66 89,199">
              <text:p/>
            </draw:polygon>
            <draw:line draw:style-name="gr272" draw:text-style-name="P3" draw:layer="layout" svg:x1="25.708cm" svg:y1="17.456cm" svg:x2="25.1cm" svg:y2="17.004cm">
              <text:p/>
            </draw:line>
          </draw:g>
          <draw:frame draw:style-name="gr183" draw:text-style-name="P17" draw:layer="layout" svg:width="5.3cm" svg:height="1.673cm" svg:x="23.3cm" svg:y="18.427cm">
            <draw:text-box>
              <text:p text:style-name="P16"><text:span text:style-name="T2">SUSE Manager Proxy</text:span></text:p>
            </draw:text-box>
          </draw:frame>
        </draw:g>
        <draw:line draw:style-name="gr169" draw:text-style-name="P15" draw:layer="layout" svg:x1="7.8cm" svg:y1="13.4cm" svg:x2="6.4cm" svg:y2="13.4cm">
          <text:p/>
        </draw:line>
        <draw:line draw:style-name="gr170" draw:text-style-name="P15" draw:layer="layout" svg:x1="7.8cm" svg:y1="11.4cm" svg:x2="7.8cm" svg:y2="17.7cm">
          <text:p/>
        </draw:line>
        <draw:line draw:style-name="gr170" draw:text-style-name="P15" draw:layer="layout" svg:x1="7.8cm" svg:y1="11.4cm" svg:x2="14.1cm" svg:y2="11.4cm">
          <text:p/>
        </draw:line>
        <draw:line draw:style-name="gr170" draw:text-style-name="P15" draw:layer="layout" svg:x1="7.8cm" svg:y1="14.6cm" svg:x2="8.3cm" svg:y2="14.6cm">
          <text:p/>
        </draw:line>
        <draw:line draw:style-name="gr170" draw:text-style-name="P15" draw:layer="layout" svg:x1="7.8cm" svg:y1="17.7cm" svg:x2="8.3cm" svg:y2="17.7cm">
          <text:p/>
        </draw:line>
        <draw:line draw:style-name="gr170" draw:text-style-name="P15" draw:layer="layout" svg:x1="17.9cm" svg:y1="14.6cm" svg:x2="11.2cm" svg:y2="14.6cm">
          <text:p/>
        </draw:line>
        <draw:line draw:style-name="gr170" draw:text-style-name="P15" draw:layer="layout" svg:x1="11.4cm" svg:y1="17.7cm" svg:x2="23.9cm" svg:y2="17.7cm">
          <text:p/>
        </draw:line>
        <draw:line draw:style-name="gr169" draw:text-style-name="P15" draw:layer="layout" svg:x1="19.9cm" svg:y1="9.3cm" svg:x2="19.9cm" svg:y2="11.2cm">
          <text:p/>
        </draw:line>
        <draw:line draw:style-name="gr170" draw:text-style-name="P15" draw:layer="layout" svg:x1="14.1cm" svg:y1="7.2cm" svg:x2="14.1cm" svg:y2="11.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styles>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1T12:13:14.035055740</meta:creation-date>
    <dc:date>2017-02-01T17:11:08.037009772</dc:date>
    <meta:editing-duration>PT26M4S</meta:editing-duration>
    <meta:editing-cycles>6</meta:editing-cycles>
    <meta:generator>LibreOffice/5.2.3.3$Linux_X86_64 LibreOffice_project/20$Build-3</meta:generator>
    <meta:document-statistic meta:object-count="314"/>
  </office:meta>
</office:document-meta>
</file>